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Trebuchet MS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537cm"/>
    </style:style>
    <style:style style:name="gr6" style:family="graphic" style:parent-style-name="standard">
      <style:graphic-properties draw:stroke="none" svg:stroke-color="#000000" draw:fill="none" draw:fill-color="#ffffff" fo:min-height="1.025cm"/>
    </style:style>
    <style:style style:name="gr7" style:family="graphic" style:parent-style-name="standard">
      <style:graphic-properties draw:stroke="dash" draw:stroke-dash="Ultrafine_20_Dashed" draw:fill="solid" draw:fill-color="#ffffcc" draw:textarea-horizontal-align="left" draw:textarea-vertical-align="top" draw:auto-grow-height="false" fo:min-height="9.148cm" fo:min-width="10.676cm"/>
    </style:style>
    <style:style style:name="gr8" style:family="graphic" style:parent-style-name="standard">
      <style:graphic-properties draw:fill="solid" draw:fill-color="#e6e6ff" draw:opacity="100%" draw:textarea-horizontal-align="justify" draw:textarea-vertical-align="middle" draw:auto-grow-height="false" draw:shadow-offset-x="0.305cm" draw:shadow-offset-y="0.305cm" draw:shadow-opacity="100%"/>
    </style:style>
    <style:style style:name="gr9" style:family="graphic" style:parent-style-name="standard">
      <style:graphic-properties draw:fill="solid" draw:fill-color="#ffff99" draw:opacity="20%" draw:textarea-horizontal-align="justify" draw:textarea-vertical-align="middle" draw:auto-grow-height="false" draw:shadow-offset-x="0.305cm" draw:shadow-offset-y="0.305cm" draw:shadow-opacity="20%"/>
    </style:style>
    <style:style style:name="gr10" style:family="graphic" style:parent-style-name="standard">
      <style:graphic-properties draw:stroke="solid" draw:stroke-dash="Fine_20_Dashed" draw:fill="solid" draw:fill-color="#ff0000" draw:opacity="20%" draw:textarea-horizontal-align="justify" draw:textarea-vertical-align="middle" draw:auto-grow-height="false" draw:shadow-offset-x="0.305cm" draw:shadow-offset-y="0.305cm" draw:shadow-opacity="20%"/>
    </style:style>
    <style:style style:name="gr11" style:family="graphic" style:parent-style-name="standard">
      <style:graphic-properties draw:stroke="none" draw:fill="solid" draw:fill-color="#3deb3d" draw:opacity="20%" draw:textarea-horizontal-align="justify" draw:textarea-vertical-align="middle" draw:auto-grow-height="false" draw:shadow-offset-x="0.305cm" draw:shadow-offset-y="0.305cm" draw:shadow-opacity="20%"/>
    </style:style>
    <style:style style:name="gr12" style:family="graphic" style:parent-style-name="standard">
      <style:graphic-properties draw:fill="solid" draw:fill-color="#e6e6ff" draw:opacity="100%" draw:textarea-horizontal-align="justify" draw:textarea-vertical-align="middle" draw:auto-grow-height="false" fo:min-height="2.098cm" fo:min-width="4.2cm" draw:shadow-offset-x="0.305cm" draw:shadow-offset-y="0.305cm" draw:shadow-opacity="100%"/>
    </style:style>
    <style:style style:name="gr13" style:family="graphic" style:parent-style-name="standard">
      <style:graphic-properties draw:stroke="none" draw:fill="solid" draw:fill-color="#ff0000" draw:opacity="20%" draw:textarea-horizontal-align="justify" draw:textarea-vertical-align="middle" draw:auto-grow-height="false" fo:min-height="1.129cm" fo:min-width="1.881cm" draw:shadow-offset-x="0.305cm" draw:shadow-offset-y="0.305cm" draw:shadow-opacity="20%"/>
    </style:style>
    <style:style style:name="gr14" style:family="graphic" style:parent-style-name="standard">
      <style:graphic-properties draw:stroke="none" draw:fill="solid" draw:fill-color="#3deb3d" draw:opacity="20%" draw:textarea-horizontal-align="justify" draw:textarea-vertical-align="middle" draw:auto-grow-height="false" fo:min-height="1.549cm" fo:min-width="1.651cm" draw:shadow-offset-x="0.305cm" draw:shadow-offset-y="0.305cm" draw:shadow-opacity="2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alibri1"/>
    </style:style>
    <style:style style:name="P3" style:family="paragraph">
      <loext:graphic-properties draw:fill="none"/>
      <style:paragraph-properties fo:text-align="center"/>
      <style:text-properties style:font-name="Calibri1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Calibri1" fo:font-size="1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Calibri1"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solid" draw:fill-color="#ffffcc"/>
      <style:paragraph-properties fo:text-align="center"/>
      <style:text-properties style:font-name="Trebuchet MS" fo:font-size="24pt" style:font-size-asian="24pt" style:font-size-complex="24pt"/>
    </style:style>
    <style:style style:name="P9" style:family="paragraph">
      <loext:graphic-properties draw:fill="solid" draw:fill-color="#e6e6ff" draw:opacity="100%"/>
      <style:paragraph-properties fo:text-align="center"/>
      <style:text-properties style:font-name="Trebuchet MS"/>
    </style:style>
    <style:style style:name="P10" style:family="paragraph">
      <loext:graphic-properties draw:fill="solid" draw:fill-color="#ffff99" draw:opacity="20%"/>
      <style:paragraph-properties fo:text-align="center"/>
      <style:text-properties style:font-name="Trebuchet MS"/>
    </style:style>
    <style:style style:name="P11" style:family="paragraph">
      <loext:graphic-properties draw:fill="solid" draw:fill-color="#ffff99" draw:opacity="20%"/>
      <style:paragraph-properties fo:text-align="center"/>
      <style:text-properties style:font-name="Trebuchet MS" fo:font-size="18pt" style:font-size-asian="18pt" style:font-size-complex="18pt"/>
    </style:style>
    <style:style style:name="P12" style:family="paragraph">
      <loext:graphic-properties draw:fill="solid" draw:fill-color="#ff0000" draw:opacity="20%"/>
      <style:paragraph-properties fo:text-align="center"/>
      <style:text-properties style:font-name="Trebuchet MS" fo:font-weight="normal" style:font-weight-asian="normal" style:font-weight-complex="normal"/>
    </style:style>
    <style:style style:name="P13" style:family="paragraph">
      <loext:graphic-properties draw:fill="solid" draw:fill-color="#3deb3d" draw:opacity="20%"/>
      <style:paragraph-properties fo:text-align="center"/>
      <style:text-properties style:font-name="Trebuchet MS"/>
    </style:style>
    <style:style style:name="P14" style:family="paragraph">
      <loext:graphic-properties draw:fill="solid" draw:fill-color="#ff0000" draw:opacity="20%"/>
      <style:paragraph-properties fo:text-align="center"/>
      <style:text-properties style:font-name="Trebuchet MS"/>
    </style:style>
    <style:style style:name="T1" style:family="text">
      <style:text-properties style:font-name="Calibri1" fo:font-size="15pt" style:font-size-asian="15pt" style:font-size-complex="15pt"/>
    </style:style>
    <style:style style:name="T2" style:family="text">
      <style:text-properties style:font-name="Calibri1" fo:font-weight="bold" style:font-weight-asian="bold" style:font-weight-complex="bold"/>
    </style:style>
    <style:style style:name="T3" style:family="text">
      <style:text-properties style:font-name="Calibri1"/>
    </style:style>
    <style:style style:name="T4" style:family="text">
      <style:text-properties style:font-name="Calibri1" fo:font-size="12pt" style:font-size-asian="12pt" style:font-size-complex="12pt"/>
    </style:style>
    <style:style style:name="T5" style:family="text">
      <style:text-properties style:font-name="Calibri1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alibri1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Trebuchet MS" fo:font-size="24pt" style:font-size-asian="24pt" style:font-size-complex="24pt"/>
    </style:style>
    <style:style style:name="T10" style:family="text">
      <style:text-properties style:font-name="Trebuchet MS"/>
    </style:style>
    <style:style style:name="T11" style:family="text">
      <style:text-properties style:font-name="Trebuchet MS" fo:font-size="15pt" style:font-size-asian="15pt" style:font-size-complex="15pt"/>
    </style:style>
    <style:style style:name="T12" style:family="text">
      <style:text-properties style:font-name="Trebuchet MS" fo:font-weight="bold" style:font-weight-asian="bold" style:font-weight-complex="bold"/>
    </style:style>
    <style:style style:name="T13" style:family="text">
      <style:text-properties style:font-name="Trebuchet MS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15" style:family="text">
      <style:text-properties style:font-name="Trebuchet MS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75cm" svg:height="3.6cm" svg:x="8.25cm" svg:y="2.2cm">
          <text:p text:style-name="P1"><text:span text:style-name="T1">Parser</text:span></text:p>
          <text:p text:style-name="P1"><text:span text:style-name="T1">Definition</text:span></text:p>
          <text:p text:style-name="P1"><text:span text:style-name="T1">File</text:span></text:p>
          <text:p text:style-name="P1"><text:span text:style-name="T2">.pa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3" draw:id="id3" draw:layer="layout" svg:width="4.75cm" svg:height="5.25cm" svg:x="7.75cm" svg:y="11.8cm">
          <text:p text:style-name="P1"><text:span text:style-name="T1">One or multiple</text:span></text:p>
          <text:p text:style-name="P1"><text:span text:style-name="T1">Source-Files</text:span></text:p>
          <text:p text:style-name="P1"><text:span text:style-name="T3">(e.g. </text:span><text:span text:style-name="T2">.c, .cpp,</text:span></text:p>
          <text:p text:style-name="P1"><text:span text:style-name="T2">.java ...</text:span><text:span text:style-name="T3">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2" draw:id="id2" draw:layer="layout" svg:width="6.85cm" svg:height="3cm" svg:x="6.7cm" svg:y="7.5cm">
          <text:p text:style-name="P1"><text:span text:style-name="T2">UniCC Parser Generat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125cm" svg:y1="5.587cm" svg:x2="10.125cm" svg:y2="7.5cm" draw:start-shape="id1" draw:start-glue-point="6" draw:end-shape="id2" draw:end-glue-point="0" svg:d="M10125 5587v1913" svg:viewBox="0 0 1 1914">
          <text:p/>
        </draw:connector>
        <draw:connector draw:style-name="gr3" draw:text-style-name="P1" draw:layer="layout" svg:x1="10.125cm" svg:y1="10.5cm" svg:x2="10.125cm" svg:y2="11.8cm" draw:start-shape="id2" draw:start-glue-point="2" draw:end-shape="id3" draw:end-glue-point="4" svg:d="M10125 10500v1300" svg:viewBox="0 0 1 1301">
          <text:p/>
        </draw:connector>
        <draw:connector draw:style-name="gr3" draw:text-style-name="P1" draw:layer="layout" svg:x1="13.55cm" svg:y1="9cm" svg:x2="17.125cm" svg:y2="11.75cm" draw:start-shape="id2" draw:start-glue-point="1" draw:end-shape="id4" draw:end-glue-point="4" svg:d="M13550 9000h3575v2750" svg:viewBox="0 0 3576 2751">
          <text:p/>
        </draw:connector>
        <draw:custom-shape draw:style-name="gr1" draw:text-style-name="P4" xml:id="id4" draw:id="id4" draw:layer="layout" svg:width="4.75cm" svg:height="5cm" svg:x="14.75cm" svg:y="11.75cm">
          <text:p text:style-name="P1"><text:span text:style-name="T1">Parser</text:span></text:p>
          <text:p text:style-name="P1"><text:span text:style-name="T1">Description File</text:span></text:p>
          <text:p text:style-name="P1"><text:span text:style-name="T4">(optionally with</text:span></text:p>
          <text:p text:style-name="P1"><text:span text:style-name="T4">additional</text:span></text:p>
          <text:p text:style-name="P1"><text:span text:style-name="T4">augmentations)</text:span></text:p>
          <text:p text:style-name="P1"><text:span text:style-name="T5">.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5" draw:id="id5" draw:layer="layout" svg:width="4.819cm" svg:height="3cm" svg:x="7.731cm" svg:y="19cm">
          <text:p text:style-name="P1"><text:span text:style-name="T6">Compile/Run</text:span></text:p>
          <text:p text:style-name="P1"><text:span text:style-name="T6">with Compiler</text:span></text:p>
          <text:p text:style-name="P1"><text:span text:style-name="T6">or Interpr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3.25cm" svg:height="3.75cm" svg:x="2cm" svg:y="7.5cm">
          <text:p text:style-name="P1"><text:span text:style-name="T1">Parser</text:span></text:p>
          <text:p text:style-name="P1"><text:span text:style-name="T1">Template</text:span></text:p>
          <text:p text:style-name="P1"><text:span text:style-name="T1">File</text:span></text:p>
          <text:p text:style-name="P1"><text:span text:style-name="T2">.tp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6" draw:id="id6" draw:layer="layout" svg:width="4.75cm" svg:height="3cm" svg:x="14.75cm" svg:y="19cm">
          <text:p text:style-name="P1"><text:span text:style-name="T6">Third-party tool,</text:span></text:p>
          <text:p text:style-name="P1"><text:span text:style-name="T6">code-generator,</text:span></text:p>
          <text:p text:style-name="P1"><text:span text:style-name="T6">analyzator,</text:span></text:p>
          <text:p text:style-name="P1"><text:span text:style-name="T6">other extension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0.125cm" svg:y1="16.635cm" svg:x2="10.14cm" svg:y2="19cm" draw:start-shape="id3" draw:start-glue-point="6" draw:end-shape="id5" draw:end-glue-point="0" svg:d="M10125 16635v1382h15v983" svg:viewBox="0 0 16 2366">
          <text:p/>
        </draw:connector>
        <draw:connector draw:style-name="gr3" draw:text-style-name="P6" draw:layer="layout" svg:x1="17.125cm" svg:y1="16.454cm" svg:x2="17.125cm" svg:y2="19cm" draw:start-shape="id4" draw:start-glue-point="6" draw:end-shape="id6" draw:end-glue-point="0" svg:d="M17125 16454v2546" svg:viewBox="0 0 1 2547">
          <text:p/>
        </draw:connector>
        <draw:frame draw:style-name="gr5" draw:text-style-name="P7" draw:layer="layout" svg:width="6.523cm" svg:height="1.787cm" draw:transform="rotate (0.785398163397448) translate (2.568cm 14.73cm)">
          <draw:text-box>
            <text:p text:style-name="P1"><text:span text:style-name="T7">Program-Module</text:span></text:p>
            <text:p text:style-name="P1"><text:span text:style-name="T7">Generator</text:span></text:p>
            <text:p text:style-name="P1"><text:span text:style-name="T8">(default)</text:span></text:p>
          </draw:text-box>
        </draw:frame>
        <draw:frame draw:style-name="gr6" draw:text-style-name="P7" draw:layer="layout" svg:width="6.523cm" svg:height="1.275cm" draw:transform="rotate (-0.785398163397449) translate (15.72cm 5.818cm)">
          <draw:text-box>
            <text:p text:style-name="P1"><text:span text:style-name="T7">Parser Description</text:span></text:p>
            <text:p text:style-name="P1"><text:span text:style-name="T7">Generator</text:span></text:p>
          </draw:text-box>
        </draw:frame>
        <draw:connector draw:style-name="gr3" draw:text-style-name="P6" draw:layer="layout" svg:x1="3.625cm" svg:y1="11.028cm" svg:x2="7.75cm" svg:y2="14.425cm" draw:start-shape="id7" draw:start-glue-point="6" draw:end-shape="id3" draw:end-glue-point="5" svg:d="M3625 11028v3397h4125" svg:viewBox="0 0 4126 3398">
          <text:p/>
        </draw:connector>
      </draw:page>
      <draw:page draw:name="page2" draw:style-name="dp1" draw:master-page-name="Standard">
        <draw:custom-shape draw:style-name="gr7" draw:text-style-name="P8" draw:layer="layout" svg:width="12.192cm" svg:height="10.414cm" svg:x="6.888cm" svg:y="8.415cm">
          <text:p text:style-name="P1"><text:span text:style-name="T9">Uni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8.75cm" svg:height="2.1cm" svg:x="8.236cm" svg:y="10.012cm">
          <text:p text:style-name="P1"><text:span text:style-name="T10">Lexer/Parser 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.95cm" svg:height="3.6cm" svg:x="10.236cm" svg:y="3.362cm">
          <text:p text:style-name="P1"><text:span text:style-name="T11">Parser Definition</text:span></text:p>
          <text:p text:style-name="P1"><text:span text:style-name="T12">.pa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0" draw:layer="layout" svg:width="4.75cm" svg:height="5.25cm" svg:x="7.336cm" svg:y="20.312cm">
          <text:p text:style-name="P1"><text:span text:style-name="T11">One or multiple</text:span></text:p>
          <text:p text:style-name="P1"><text:span text:style-name="T11">Modules</text:span></text:p>
          <text:p text:style-name="P1"><text:span text:style-name="T10">(e.g. </text:span><text:span text:style-name="T12">.c, .cpp,</text:span></text:p>
          <text:p text:style-name="P1"><text:span text:style-name="T12">.py ...</text:span><text:span text:style-name="T10">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1" draw:layer="layout" svg:width="4.75cm" svg:height="5cm" svg:x="13.549cm" svg:y="20.342cm">
          <text:p text:style-name="P1"><text:span text:style-name="T11">Parser</text:span></text:p>
          <text:p text:style-name="P1"><text:span text:style-name="T11">Description</text:span></text:p>
          <text:p text:style-name="P1"><text:span text:style-name="T13">.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2" draw:layer="layout" svg:width="3.25cm" svg:height="3.556cm" svg:x="1.454cm" svg:y="14.892cm">
          <text:p text:style-name="P1"><text:span text:style-name="T14">Target</text:span></text:p>
          <text:p text:style-name="P1"><text:span text:style-name="T14">Language</text:span></text:p>
          <text:p text:style-name="P1"><text:span text:style-name="T14">Template</text:span></text:p>
          <text:p text:style-name="P1"><text:span text:style-name="T15">.t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3" draw:layer="layout" svg:width="2.15cm" svg:height="2.55cm" svg:x="8.486cm" svg:y="12.362cm">
          <text:p/>
          <draw:enhanced-geometry svg:viewBox="0 0 21600 21600" draw:text-areas="?f0 0 ?f2 ?f5" draw:type="down-arrow" draw:modifiers="15232.6146609173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4.85cm" svg:height="2.6cm" svg:x="13.536cm" svg:y="15.062cm">
          <text:p text:style-name="P1"><text:span text:style-name="T10">Parser</text:span></text:p>
          <text:p text:style-name="P1"><text:span text:style-name="T10">Description</text:span></text:p>
          <text:p text:style-name="P1"><text:span text:style-name="T10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952cm" svg:height="2.6cm" svg:x="7.269cm" svg:y="14.959cm">
          <text:p text:style-name="P1"><text:span text:style-name="T10">Program</text:span><text:span text:style-name="T10"><text:line-break/></text:span><text:span text:style-name="T10">Module</text:span></text:p>
          <text:p text:style-name="P1"><text:span text:style-name="T10">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413cm" svg:height="1.778cm" draw:transform="rotate (1.5707963267949) translate (5.01cm 17.478cm)">
          <text:p/>
          <draw:enhanced-geometry svg:viewBox="0 0 21600 21600" draw:mirror-horizontal="false" draw:mirror-vertical="false" draw:text-areas="?f0 0 ?f2 ?f5" draw:type="down-arrow" draw:modifiers="12056.6610455312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3" draw:layer="layout" svg:width="2.15cm" svg:height="2.55cm" svg:x="14.686cm" svg:y="12.363cm">
          <text:p/>
          <draw:enhanced-geometry svg:viewBox="0 0 21600 21600" draw:text-areas="?f0 0 ?f2 ?f5" draw:type="down-arrow" draw:modifiers="15232.6146609173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3" draw:layer="layout" svg:width="2.15cm" svg:height="2.55cm" svg:x="11.641cm" svg:y="7.262cm">
          <text:p/>
          <draw:enhanced-geometry svg:viewBox="0 0 21600 21600" draw:text-areas="?f0 0 ?f2 ?f5" draw:type="down-arrow" draw:modifiers="15232.6146609173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3" draw:layer="layout" svg:width="2.15cm" svg:height="2.55cm" svg:x="8.486cm" svg:y="17.763cm">
          <text:p/>
          <draw:enhanced-geometry svg:viewBox="0 0 21600 21600" draw:text-areas="?f0 0 ?f2 ?f5" draw:type="down-arrow" draw:modifiers="15232.6146609173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3" draw:layer="layout" svg:width="2.15cm" svg:height="2.55cm" svg:x="14.686cm" svg:y="17.764cm">
          <text:p/>
          <draw:enhanced-geometry svg:viewBox="0 0 21600 21600" draw:text-areas="?f0 0 ?f2 ?f5" draw:type="down-arrow" draw:modifiers="15232.6146609173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Trebuchet MS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46" draw:display-name="Hatch 46" draw:style="single" draw:color="#000000" draw:distance="0.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ing_20_1" draw:fill-image-name="Bitmape_20_1" draw:opacity="10%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_20_46" draw:fill-image-name="Bitmape_20_1"/>
      <style:text-properties style:font-name="Calibri" fo:font-family="Calibri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_20_46" draw:fill-image-name="Bitmape_20_1"/>
      <style:text-properties style:font-name="Calibri" fo:font-family="Calibri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1T11:24:11.60</meta:creation-date>
    <dc:date>2018-09-10T21:16:58.506641105</dc:date>
    <meta:editing-duration>PT1H2M51S</meta:editing-duration>
    <meta:editing-cycles>17</meta:editing-cycles>
    <meta:generator>LibreOffice/6.1.0.3$Linux_X86_64 LibreOffice_project/10$Build-3</meta:generator>
    <meta:document-statistic meta:object-count="29"/>
  </office:meta>
</office:document-meta>
</file>